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officeooo:paragraph-rsid="008e0ac1"/>
    </style:style>
    <style:style style:name="P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ff0000" loext:opacity="100%" style:font-name="Awami Nastaliq" fo:font-size="18pt" officeooo:rsid="00777f0c" officeooo:paragraph-rsid="00c2afe3" fo:background-color="transparent" style:font-size-asian="18pt" style:font-name-complex="Awami Nastaliq OT" style:font-size-complex="18pt" style:language-complex="fa" style:country-complex="IR"/>
    </style:style>
    <style:style style:name="P3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8pt" officeooo:rsid="00024582" officeooo:paragraph-rsid="009b971b" style:font-size-asian="18pt" style:font-name-complex="Awami Nastaliq OT" style:font-size-complex="18pt"/>
    </style:style>
    <style:style style:name="P4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officeooo:paragraph-rsid="00901471"/>
    </style:style>
    <style:style style:name="P5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" fo:font-size="18pt" officeooo:rsid="009de5f3" officeooo:paragraph-rsid="00933a25" fo:background-color="transparent" style:font-size-asian="18pt" style:font-name-complex="Awami Nastaliq OT" style:font-size-complex="18pt"/>
    </style:style>
    <style:style style:name="P6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" fo:font-size="18pt" officeooo:rsid="0019a688" officeooo:paragraph-rsid="00a33a7e" fo:background-color="transparent" style:font-size-asian="18pt" style:font-name-complex="Awami Nastaliq OT" style:font-size-complex="18pt"/>
    </style:style>
    <style:style style:name="P7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" fo:font-size="18pt" officeooo:rsid="0019a688" officeooo:paragraph-rsid="009de5f3" fo:background-color="transparent" style:font-size-asian="18pt" style:font-name-complex="Awami Nastaliq OT" style:font-size-complex="18pt"/>
    </style:style>
    <style:style style:name="P8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158466" loext:opacity="100%" style:font-name="Awami Nastaliq" fo:font-size="18pt" officeooo:rsid="00777f0c" officeooo:paragraph-rsid="00bd0ce9" fo:background-color="transparent" style:font-size-asian="18pt" style:font-name-complex="Awami Nastaliq OT" style:font-size-complex="18pt" style:language-complex="fa" style:country-complex="IR"/>
    </style:style>
    <style:style style:name="P9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 OT" fo:font-size="18pt" officeooo:rsid="00917c42" officeooo:paragraph-rsid="009ecf66" fo:background-color="transparent" style:font-size-asian="18pt" style:font-name-complex="Awami Nastaliq OT" style:font-size-complex="18pt" style:language-complex="ur" style:country-complex="PK"/>
    </style:style>
    <style:style style:name="P10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 OT" fo:font-size="18pt" fo:font-weight="normal" officeooo:rsid="00c4900f" officeooo:paragraph-rsid="00c4900f" fo:background-color="transparent" style:font-size-asian="18pt" style:font-weight-asian="normal" style:font-name-complex="Awami Nastaliq OT" style:font-size-complex="18pt" style:language-complex="ur" style:country-complex="PK" style:font-weight-complex="normal"/>
    </style:style>
    <style:style style:name="P11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5a7dfa" officeooo:paragraph-rsid="00a05a13" fo:background-color="transparent" style:font-size-asian="18pt" style:font-name-complex="Awami Nastaliq OT" style:font-size-complex="18pt" style:language-complex="ur" style:country-complex="PK"/>
    </style:style>
    <style:style style:name="P1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0a5976" officeooo:paragraph-rsid="00a05a13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777f0c" officeooo:paragraph-rsid="00b26198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189b08" officeooo:paragraph-rsid="00c01b6f" fo:background-color="transparent" style:font-size-asian="18pt" style:font-name-complex="Awami Nastaliq OT" style:font-size-complex="18pt" style:language-complex="fa" style:country-complex="IR"/>
    </style:style>
    <style:style style:name="P15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158466" loext:opacity="100%" style:font-name="Arial" fo:font-size="18pt" officeooo:rsid="00acf3ed" officeooo:paragraph-rsid="00acf3ed" fo:background-color="transparent" style:font-size-asian="18pt" style:font-name-complex="Awami Nastaliq OT" style:font-size-complex="18pt" style:language-complex="fa" style:country-complex="IR"/>
    </style:style>
    <style:style style:name="P16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189b08" officeooo:paragraph-rsid="00aa91da" fo:background-color="transparent" style:font-size-asian="18pt" style:font-name-complex="Awami Nastaliq OT" style:font-size-complex="18pt" style:language-complex="fa" style:country-complex="IR"/>
    </style:style>
    <style:style style:name="P17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9de5f3" officeooo:paragraph-rsid="009de5f3" fo:background-color="transparent" style:font-name-asian="Scheherazade" style:font-size-asian="18pt" style:font-name-complex="Awami Nastaliq OT" style:font-size-complex="18pt" style:language-complex="fa" style:country-complex="IR"/>
    </style:style>
    <style:style style:name="P18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" fo:font-size="18pt" officeooo:rsid="0019a688" officeooo:paragraph-rsid="00b5e271" fo:background-color="transparent" style:font-size-asian="18pt" style:font-name-complex="Awami Nastaliq OT" style:font-size-complex="18pt"/>
    </style:style>
    <style:style style:name="P19" style:family="paragraph" style:parent-style-name="Folk_20_Story_20_Body">
      <style:paragraph-properties fo:margin-top="0.1201in" fo:margin-bottom="0in" style:contextual-spacing="false" fo:line-height="115%"/>
      <style:text-properties officeooo:paragraph-rsid="00b71c77"/>
    </style:style>
    <style:style style:name="P2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0cf7" officeooo:paragraph-rsid="0022880b" fo:background-color="transparent" style:font-size-asian="18pt" style:font-name-complex="Awami Nastaliq OT" style:font-size-complex="18pt" style:language-complex="ar" style:country-complex="BH"/>
    </style:style>
    <style:style style:name="P21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251681" officeooo:paragraph-rsid="0026ba9b" fo:background-color="transparent" style:font-size-asian="18pt" style:font-name-complex="Awami Nastaliq OT" style:font-size-complex="18pt" style:language-complex="ar" style:country-complex="BH"/>
    </style:style>
    <style:style style:name="P22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30f42a" officeooo:paragraph-rsid="0030f42a" fo:background-color="transparent" style:font-size-asian="18pt" style:font-name-complex="Awami Nastaliq OT" style:font-size-complex="18pt" style:language-complex="ar" style:country-complex="BH"/>
    </style:style>
    <style:style style:name="P23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30f42a" fo:background-color="transparent" style:font-size-asian="18pt" style:font-name-complex="Awami Nastaliq OT" style:font-size-complex="18pt" style:language-complex="ar" style:country-complex="BH"/>
    </style:style>
    <style:style style:name="P2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3c397b" fo:background-color="transparent" style:font-size-asian="18pt" style:font-name-complex="Awami Nastaliq OT" style:font-size-complex="18pt" style:language-complex="ar" style:country-complex="BH"/>
    </style:style>
    <style:style style:name="P2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5a7dfa" officeooo:paragraph-rsid="00917c42" fo:background-color="transparent" style:font-size-asian="18pt" style:font-name-complex="Awami Nastaliq OT" style:font-size-complex="18pt" style:language-complex="ur" style:country-complex="PK"/>
    </style:style>
    <style:style style:name="P2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3b3065" officeooo:paragraph-rsid="003f0bf6" fo:background-color="transparent" style:font-size-asian="18pt" style:font-name-complex="Awami Nastaliq OT" style:font-size-complex="18pt" style:language-complex="ur" style:country-complex="PK"/>
    </style:style>
    <style:style style:name="P27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777f0c" officeooo:paragraph-rsid="00a108be" fo:background-color="transparent" style:font-size-asian="18pt" style:font-name-complex="Awami Nastaliq OT" style:font-size-complex="18pt" style:language-complex="fa" style:country-complex="IR"/>
    </style:style>
    <style:style style:name="P28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ff0000" loext:opacity="100%" style:font-name="Awami Nastaliq" fo:font-size="18pt" officeooo:rsid="00189b08" officeooo:paragraph-rsid="00a108be" fo:background-color="transparent" style:font-size-asian="18pt" style:font-name-complex="Awami Nastaliq OT" style:font-size-complex="18pt" style:language-complex="fa" style:country-complex="IR"/>
    </style:style>
    <style:style style:name="P29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192870" officeooo:paragraph-rsid="00192870" fo:background-color="transparent" style:font-size-asian="18pt" style:font-name-complex="Awami Nastaliq OT" style:font-size-complex="18pt" style:language-complex="fa" style:country-complex="IR"/>
    </style:style>
    <style:style style:name="P30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657ae8" officeooo:paragraph-rsid="00b195db" fo:background-color="transparent" style:font-size-asian="18pt" style:font-name-complex="Awami Nastaliq OT" style:font-size-complex="18pt" style:language-complex="fa" style:country-complex="IR"/>
    </style:style>
    <style:style style:name="P31" style:family="paragraph" style:parent-style-name="Folk_20_Story_20_Body">
      <style:paragraph-properties fo:margin-top="0in" fo:margin-bottom="0in" style:contextual-spacing="false" fo:line-height="115%" fo:text-align="justify" style:justify-single-word="false" style:writing-mode="rl-tb"/>
      <style:text-properties fo:color="#ff0000" loext:opacity="100%" style:font-name="Awami Nastaliq OT" fo:font-size="18pt" officeooo:paragraph-rsid="0045feeb" fo:background-color="transparent" style:font-size-asian="18pt" style:font-name-complex="Awami Nastaliq OT" style:font-size-complex="18pt"/>
    </style:style>
    <style:style style:name="T1" style:family="text">
      <style:text-properties style:font-name="Awami Nastaliq" fo:font-size="18pt" officeooo:rsid="004834dc" fo:background-color="transparent" loext:char-shading-value="0" style:font-size-asian="18pt" style:font-name-complex="Awami Nastaliq OT" style:font-size-complex="18pt"/>
    </style:style>
    <style:style style:name="T2" style:family="text">
      <style:text-properties style:font-name="Arial" style:font-name-complex="Awami Nastaliq OT" style:font-size-complex="18pt" style:language-complex="ur" style:country-complex="PK"/>
    </style:style>
    <style:style style:name="T3" style:family="text">
      <style:text-properties fo:color="#800080" loext:opacity="100%" style:font-name="Arial" fo:font-weight="normal" officeooo:rsid="008bfdc1" style:font-weight-asian="normal" style:language-complex="ur" style:country-complex="PK" style:font-weight-complex="normal"/>
    </style:style>
    <style:style style:name="T4" style:family="text">
      <style:text-properties style:font-name="Arial" fo:font-weight="normal" officeooo:rsid="008bfdc1" style:font-weight-asian="normal" style:language-complex="ur" style:country-complex="PK" style:font-weight-complex="normal"/>
    </style:style>
    <style:style style:name="T5" style:family="text">
      <style:text-properties fo:color="#158466" loext:opacity="100%" style:font-name="Arial" fo:font-weight="normal" officeooo:rsid="008bfdc1" style:font-weight-asian="normal" style:language-complex="ur" style:country-complex="PK" style:font-weight-complex="normal"/>
    </style:style>
    <style:style style:name="T6" style:family="text">
      <style:text-properties fo:color="#158466" loext:opacity="100%" style:font-name="Arial" fo:font-weight="normal" officeooo:rsid="008bfdc1" style:font-name-asian="Scheherazade" style:font-weight-asian="normal" style:language-complex="ur" style:country-complex="PK" style:font-weight-complex="normal"/>
    </style:style>
    <style:style style:name="T7" style:family="text">
      <style:text-properties style:font-name="Arial" fo:font-weight="normal" officeooo:rsid="008bfdc1" style:font-name-asian="Scheherazade" style:font-weight-asian="normal" style:language-complex="ur" style:country-complex="PK" style:font-weight-complex="normal"/>
    </style:style>
    <style:style style:name="T8" style:family="text">
      <style:text-properties style:font-name="Arial" fo:font-weight="normal" officeooo:rsid="00a61c0b" style:font-name-asian="Scheherazade" style:font-weight-asian="normal" style:language-complex="ur" style:country-complex="PK" style:font-weight-complex="normal"/>
    </style:style>
    <style:style style:name="T9" style:family="text">
      <style:text-properties fo:font-weight="normal" fo:background-color="transparent" loext:char-shading-value="0" style:font-weight-asian="normal" style:language-complex="ur" style:country-complex="PK" style:font-weight-complex="normal"/>
    </style:style>
    <style:style style:name="T10" style:family="text">
      <style:text-properties fo:color="#ff0000" loext:opacity="100%" style:font-name="Arial" fo:font-size="15pt" fo:font-weight="normal" officeooo:rsid="0083ec62" fo:background-color="transparent" loext:char-shading-value="0" style:font-name-asian="Scheherazade" style:font-size-asian="15pt" style:font-weight-asian="normal" style:font-name-complex="Awami Nastaliq OT" style:font-size-complex="15pt" style:language-complex="ur" style:country-complex="PK" style:font-weight-complex="normal"/>
    </style:style>
    <style:style style:name="T11" style:family="text">
      <style:text-properties officeooo:rsid="0004784c"/>
    </style:style>
    <style:style style:name="T12" style:family="text">
      <style:text-properties style:use-window-font-color="true" loext:opacity="0%" officeooo:rsid="00146272" style:language-complex="ar" style:country-complex="BH"/>
    </style:style>
    <style:style style:name="T13" style:family="text">
      <style:text-properties fo:color="#158466" loext:opacity="100%"/>
    </style:style>
    <style:style style:name="T14" style:family="text">
      <style:text-properties fo:color="#158466" loext:opacity="100%" style:language-complex="fa" style:country-complex="IR"/>
    </style:style>
    <style:style style:name="T15" style:family="text">
      <style:text-properties fo:color="#158466" loext:opacity="100%" style:language-complex="ar" style:country-complex="BH"/>
    </style:style>
    <style:style style:name="T16" style:family="text">
      <style:text-properties fo:color="#158466" loext:opacity="100%" officeooo:rsid="00066981" style:language-complex="ar" style:country-complex="BH"/>
    </style:style>
    <style:style style:name="T17" style:family="text">
      <style:text-properties fo:color="#158466" loext:opacity="100%" officeooo:rsid="0005106a" style:language-complex="ar" style:country-complex="BH"/>
    </style:style>
    <style:style style:name="T18" style:family="text">
      <style:text-properties fo:color="#158466" loext:opacity="100%" officeooo:rsid="00310026" style:language-complex="fa" style:country-complex="IR"/>
    </style:style>
    <style:style style:name="T19" style:family="text">
      <style:text-properties style:use-window-font-color="true" loext:opacity="0%" officeooo:rsid="00310026" style:language-complex="fa" style:country-complex="IR"/>
    </style:style>
    <style:style style:name="T20" style:family="text">
      <style:text-properties fo:color="#800080" loext:opacity="100%" officeooo:rsid="00310026" style:language-complex="fa" style:country-complex="IR"/>
    </style:style>
    <style:style style:name="T21" style:family="text">
      <style:text-properties style:use-window-font-color="true" loext:opacity="0%" style:font-name="Awami Nastaliq OT" officeooo:rsid="00469b48" style:font-name-asian="Scheherazade" style:language-complex="fa" style:country-complex="IR"/>
    </style:style>
    <style:style style:name="T22" style:family="text">
      <style:text-properties fo:color="#ff0000" loext:opacity="100%" style:font-name="Arial" fo:font-weight="normal" officeooo:rsid="008bfdc1" style:font-name-asian="Scheherazade" style:font-weight-asian="normal" style:language-complex="ur" style:country-complex="PK" style:font-weight-complex="normal"/>
    </style:style>
    <style:style style:name="T23" style:family="text">
      <style:text-properties style:use-window-font-color="true" loext:opacity="0%" style:font-name="Awami Nastaliq OT" officeooo:rsid="003d70fd" style:font-name-asian="Scheherazade"/>
    </style:style>
    <style:style style:name="T24" style:family="text">
      <style:text-properties style:use-window-font-color="true" loext:opacity="0%" style:font-name="Awami Nastaliq OT" officeooo:rsid="00469b48" style:font-name-asian="Scheherazade"/>
    </style:style>
    <style:style style:name="T25" style:family="text">
      <style:text-properties style:use-window-font-color="true" loext:opacity="0%" officeooo:rsid="00169ef6" style:font-name-asian="Scheherazade" style:language-complex="ar" style:country-complex="BH"/>
    </style:style>
    <style:style style:name="T26" style:family="text">
      <style:text-properties style:use-window-font-color="true" loext:opacity="0%" officeooo:rsid="00169ef6" style:font-name-asian="Scheherazade" style:language-complex="fa" style:country-complex="IR"/>
    </style:style>
    <style:style style:name="T27" style:family="text">
      <style:text-properties style:use-window-font-color="true" loext:opacity="0%" officeooo:rsid="0007a71e" style:font-name-asian="Scheherazade" style:language-complex="ar" style:country-complex="BH"/>
    </style:style>
    <style:style style:name="T28" style:family="text">
      <style:text-properties style:use-window-font-color="true" loext:opacity="0%" style:font-name-asian="Scheherazade" style:language-complex="ar" style:country-complex="BH"/>
    </style:style>
    <style:style style:name="T29" style:family="text">
      <style:text-properties style:use-window-font-color="true" loext:opacity="0%" style:font-name="Awami Nastaliq OT" fo:font-weight="normal" officeooo:rsid="00917c42" style:font-weight-asian="normal" style:language-complex="ur" style:country-complex="PK" style:font-weight-complex="normal"/>
    </style:style>
    <style:style style:name="T30" style:family="text">
      <style:text-properties style:use-window-font-color="true" loext:opacity="0%" style:font-name="Awami Nastaliq OT" fo:font-weight="normal" officeooo:rsid="00933a25" style:font-weight-asian="normal" style:language-complex="ur" style:country-complex="PK" style:font-weight-complex="normal"/>
    </style:style>
    <style:style style:name="T31" style:family="text">
      <style:text-properties style:font-name="Awami Nastaliq OT" fo:font-weight="normal" officeooo:rsid="00917c42" style:font-weight-asian="normal" style:language-complex="ur" style:country-complex="PK" style:font-weight-complex="normal"/>
    </style:style>
    <style:style style:name="T32" style:family="text">
      <style:text-properties style:use-window-font-color="true" loext:opacity="0%" fo:font-weight="normal" officeooo:rsid="001a14fc" style:font-weight-asian="normal" style:language-complex="ar" style:country-complex="BH" style:font-weight-complex="normal"/>
    </style:style>
    <style:style style:name="T33" style:family="text">
      <style:text-properties style:font-name="Arial" fo:font-weight="normal" officeooo:rsid="00b9b9e5" style:font-weight-asian="normal" style:language-complex="ur" style:country-complex="PK" style:font-weight-complex="normal"/>
    </style:style>
    <style:style style:name="T34" style:family="text">
      <style:text-properties style:use-window-font-color="true" loext:opacity="0%"/>
    </style:style>
    <style:style style:name="T35" style:family="text">
      <style:text-properties style:use-window-font-color="true" loext:opacity="0%" officeooo:rsid="00933a25"/>
    </style:style>
    <style:style style:name="T36" style:family="text">
      <style:text-properties style:use-window-font-color="true" loext:opacity="0%" style:font-name="Awami Nastaliq" officeooo:rsid="001a14fc" style:language-complex="ar" style:country-complex="BH"/>
    </style:style>
    <style:style style:name="T37" style:family="text">
      <style:text-properties fo:color="#ff8000" loext:opacity="100%" officeooo:rsid="00918d69"/>
    </style:style>
    <style:style style:name="T38" style:family="text">
      <style:text-properties fo:color="#ff8000" loext:opacity="100%" fo:font-weight="normal" style:font-weight-asian="normal" style:font-weight-complex="normal"/>
    </style:style>
    <style:style style:name="T39" style:family="text">
      <style:text-properties fo:color="#ff8000" loext:opacity="100%" fo:font-weight="normal" officeooo:rsid="008bfdc1" style:font-weight-asian="normal" style:font-weight-complex="normal"/>
    </style:style>
    <style:style style:name="T40" style:family="text">
      <style:text-properties fo:font-weight="normal" officeooo:rsid="008bfdc1" style:font-weight-asian="normal" style:font-weight-complex="normal"/>
    </style:style>
    <style:style style:name="T41" style:family="text">
      <style:text-properties fo:font-weight="normal" officeooo:rsid="00918d69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style:font-name="Arial" officeooo:rsid="008bfdc1"/>
    </style:style>
    <style:style style:name="T44" style:family="text">
      <style:text-properties style:font-name="Arial" officeooo:rsid="004d20bd" style:font-name-asian="Scheherazade" style:language-complex="fa" style:country-complex="IR"/>
    </style:style>
    <style:style style:name="T45" style:family="text">
      <style:text-properties fo:color="#158466" loext:opacity="100%" style:font-name="Arial" officeooo:rsid="008bfdc1" style:font-name-asian="Scheherazade"/>
    </style:style>
    <style:style style:name="T46" style:family="text">
      <style:text-properties officeooo:rsid="0019a688"/>
    </style:style>
    <style:style style:name="T47" style:family="text">
      <style:text-properties fo:color="#158466" loext:opacity="100%" officeooo:rsid="0019a688"/>
    </style:style>
    <style:style style:name="T48" style:family="text">
      <style:text-properties fo:color="#158466" loext:opacity="100%" style:font-name="Arial" officeooo:rsid="0068c17c" style:font-name-asian="Scheherazade" style:language-complex="ur" style:country-complex="PK"/>
    </style:style>
    <style:style style:name="T49" style:family="text">
      <style:text-properties fo:color="#158466" loext:opacity="100%" style:font-name="Arial" officeooo:rsid="00895c3a" style:font-name-asian="Scheherazade" style:language-complex="ur" style:country-complex="PK"/>
    </style:style>
    <style:style style:name="T50" style:family="text">
      <style:text-properties fo:color="#158466" loext:opacity="100%" style:font-name="Arial" officeooo:rsid="008aa72b" style:font-name-asian="Scheherazade" style:language-complex="ur" style:country-complex="PK"/>
    </style:style>
    <style:style style:name="T51" style:family="text">
      <style:text-properties fo:color="#158466" loext:opacity="100%" style:font-name="Arial" officeooo:rsid="008bfdc1" style:font-name-asian="Scheherazade" style:language-complex="ur" style:country-complex="PK"/>
    </style:style>
    <style:style style:name="T52" style:family="text">
      <style:text-properties fo:color="#ff8000" loext:opacity="100%" style:font-name="Arial" fo:font-weight="normal" officeooo:rsid="00a4a4f3" style:font-name-asian="Scheherazade" style:font-weight-asian="normal" style:language-complex="ur" style:country-complex="PK" style:font-weight-complex="normal"/>
    </style:style>
    <style:style style:name="T53" style:family="text">
      <style:text-properties fo:color="#ff8000" loext:opacity="100%" style:font-name="Arial" fo:font-weight="normal" officeooo:rsid="008bfdc1" style:font-name-asian="Scheherazade" style:font-weight-asian="normal" style:language-complex="ur" style:country-complex="PK" style:font-weight-complex="normal"/>
    </style:style>
    <style:style style:name="T54" style:family="text">
      <style:text-properties fo:color="#158466" loext:opacity="100%" style:font-name="Awami Nastaliq OT" fo:font-weight="normal" officeooo:rsid="00024582" style:font-name-asian="Scheherazade" style:font-weight-asian="normal" style:language-complex="ur" style:country-complex="PK" style:font-weight-complex="normal"/>
    </style:style>
    <style:style style:name="T55" style:family="text">
      <style:text-properties fo:color="#158466" loext:opacity="100%" officeooo:rsid="00531286"/>
    </style:style>
    <style:style style:name="T56" style:family="text">
      <style:text-properties fo:color="#158466" loext:opacity="100%" officeooo:rsid="004d20bd"/>
    </style:style>
    <style:style style:name="T57" style:family="text">
      <style:text-properties fo:color="#158466" loext:opacity="100%" officeooo:rsid="004d20bd" style:language-complex="ur" style:country-complex="PK"/>
    </style:style>
    <style:style style:name="T58" style:family="text">
      <style:text-properties fo:color="#158466" loext:opacity="100%" officeooo:rsid="004f90ec" style:language-complex="ur" style:country-complex="PK"/>
    </style:style>
    <style:style style:name="T59" style:family="text">
      <style:text-properties fo:color="#ff0000" loext:opacity="100%" officeooo:rsid="0068c17c" style:font-name-asian="Scheherazade" style:language-complex="ur" style:country-complex="PK"/>
    </style:style>
    <style:style style:name="T60" style:family="text">
      <style:text-properties style:use-window-font-color="true" loext:opacity="0%" style:font-name="Awami Nastaliq"/>
    </style:style>
    <style:style style:name="T61" style:family="text">
      <style:text-properties style:use-window-font-color="true" loext:opacity="0%" style:font-name="Awami Nastaliq" officeooo:rsid="00189b08"/>
    </style:style>
    <style:style style:name="T62" style:family="text">
      <style:text-properties style:font-name="Awami Nastaliq OT" officeooo:rsid="00024582"/>
    </style:style>
    <style:style style:name="T63" style:family="text">
      <style:text-properties style:font-name="Awami Nastaliq OT" fo:font-weight="normal" officeooo:rsid="00024582" style:font-weight-asian="normal" style:language-complex="ur" style:country-complex="PK" style:font-weight-complex="normal"/>
    </style:style>
    <style:style style:name="T64" style:family="text">
      <style:text-properties officeooo:rsid="00aa91da"/>
    </style:style>
    <style:style style:name="T65" style:family="text">
      <style:text-properties fo:color="#158466" loext:opacity="100%" style:font-name="Awami Nastaliq OT" fo:font-size="15pt" fo:font-weight="normal" officeooo:rsid="00024582" style:font-size-asian="15pt" style:font-weight-asian="normal" style:font-size-complex="15pt" style:language-complex="ur" style:country-complex="PK" style:font-weight-complex="normal"/>
    </style:style>
    <style:style style:name="T66" style:family="text">
      <style:text-properties fo:color="#ff8000" loext:opacity="100%" style:font-name="Arial" fo:font-weight="normal" officeooo:rsid="008bfdc1" style:font-weight-asian="normal" style:language-complex="ur" style:country-complex="PK" style:font-weight-complex="normal"/>
    </style:style>
    <style:style style:name="T67" style:family="text">
      <style:text-properties style:use-window-font-color="true" loext:opacity="0%" style:font-name="Awami Nastaliq OT" officeooo:rsid="009de5f3" style:font-name-asian="Scheherazade" style:language-complex="fa" style:country-complex="IR"/>
    </style:style>
    <style:style style:name="T68" style:family="text">
      <style:text-properties fo:color="#800080" loext:opacity="100%" style:font-name="Awami Nastaliq OT" officeooo:rsid="009de5f3" style:font-name-asian="Scheherazade" style:language-complex="fa" style:country-complex="IR"/>
    </style:style>
    <style:style style:name="T69" style:family="text">
      <style:text-properties style:use-window-font-color="true" loext:opacity="0%" officeooo:rsid="00146272" style:font-name-asian="Scheherazade" style:language-complex="ar" style:country-complex="BH"/>
    </style:style>
    <style:style style:name="T70" style:family="text">
      <style:text-properties style:use-window-font-color="true" loext:opacity="0%" style:font-name="Awami Nastaliq OT" officeooo:rsid="003d70fd" style:font-name-asian="Scheherazade" style:language-complex="fa" style:country-complex="IR"/>
    </style:style>
    <style:style style:name="T71" style:family="text">
      <style:text-properties fo:color="#158466" loext:opacity="100%" style:font-name="Awami Nastaliq OT" officeooo:rsid="005668b2" style:font-name-asian="Scheherazade" style:language-complex="fa" style:country-complex="IR"/>
    </style:style>
    <style:style style:name="T72" style:family="text">
      <style:text-properties style:use-window-font-color="true" loext:opacity="0%" style:font-name="Awami Nastaliq OT" officeooo:rsid="005668b2" style:font-name-asian="Scheherazade" style:language-complex="fa" style:country-complex="IR"/>
    </style:style>
    <style:style style:name="T73" style:family="text">
      <style:text-properties style:use-window-font-color="true" loext:opacity="0%" style:font-name="Awami Nastaliq OT" officeooo:rsid="005d5581" style:font-name-asian="Scheherazade" style:language-complex="fa" style:country-complex="IR"/>
    </style:style>
    <style:style style:name="T74" style:family="text">
      <style:text-properties style:use-window-font-color="true" loext:opacity="0%" style:language-complex="fa" style:country-complex="IR"/>
    </style:style>
    <style:style style:name="T75" style:family="text">
      <style:text-properties fo:color="#158466" loext:opacity="100%" style:font-name="Awami Nastaliq OT" style:language-complex="ar" style:country-complex="BH"/>
    </style:style>
    <style:style style:name="T76" style:family="text">
      <style:text-properties fo:color="#158466" loext:opacity="100%" style:font-name="Awami Nastaliq OT" officeooo:rsid="000b5287" style:language-complex="ar" style:country-complex="BH"/>
    </style:style>
    <style:style style:name="T77" style:family="text">
      <style:text-properties style:use-window-font-color="true" loext:opacity="0%" style:font-name="Awami Nastaliq OT" style:language-complex="ar" style:country-complex="BH"/>
    </style:style>
    <style:style style:name="T78" style:family="text">
      <style:text-properties fo:color="#158466" loext:opacity="100%" officeooo:rsid="00b01594" style:language-complex="fa" style:country-complex="IR"/>
    </style:style>
    <style:style style:name="T79" style:family="text">
      <style:text-properties style:use-window-font-color="true" loext:opacity="0%" style:language-complex="ar" style:country-complex="BH"/>
    </style:style>
    <style:style style:name="T80" style:family="text">
      <style:text-properties fo:color="#158466" loext:opacity="100%" officeooo:rsid="0007a71e" style:language-complex="ar" style:country-complex="BH"/>
    </style:style>
    <style:style style:name="T81" style:family="text">
      <style:text-properties fo:color="#158466" loext:opacity="100%" officeooo:rsid="000eff8e" style:language-complex="fa" style:country-complex="IR"/>
    </style:style>
    <style:style style:name="T82" style:family="text">
      <style:text-properties fo:color="#158466" loext:opacity="100%" style:font-name="Awami Nastaliq OT" style:language-complex="fa" style:country-complex="IR"/>
    </style:style>
    <style:style style:name="T83" style:family="text">
      <style:text-properties style:use-window-font-color="true" loext:opacity="0%" style:font-name="Awami Nastaliq OT" style:language-complex="fa" style:country-complex="IR"/>
    </style:style>
    <style:style style:name="T84" style:family="text">
      <style:text-properties fo:color="#158466" loext:opacity="100%" style:font-name="Awami Nastaliq OT" officeooo:rsid="003d70fd" style:font-name-asian="Scheherazade" style:language-complex="fa" style:country-complex="IR"/>
    </style:style>
    <style:style style:name="T85" style:family="text">
      <style:text-properties fo:color="#158466" loext:opacity="100%" style:font-name="Awami Nastaliq OT" officeooo:rsid="00469b48" style:font-name-asian="Scheherazade" style:language-complex="fa" style:country-complex="IR"/>
    </style:style>
    <style:style style:name="T86" style:family="text">
      <style:text-properties fo:color="#158466" loext:opacity="100%" style:font-name="Awami Nastaliq OT" officeooo:rsid="00024582" style:font-name-asian="Scheherazade" style:language-complex="fa" style:country-complex="IR"/>
    </style:style>
    <style:style style:name="T87" style:family="text">
      <style:text-properties style:use-window-font-color="true" loext:opacity="0%" style:font-name="Awami Nastaliq" fo:font-size="18pt" officeooo:rsid="00146272" fo:background-color="transparent" loext:char-shading-value="0" style:font-size-asian="18pt" style:font-name-complex="Awami Nastaliq OT" style:font-size-complex="18pt" style:language-complex="ar" style:country-complex="BH"/>
    </style:style>
    <style:style style:name="T88" style:family="text">
      <style:text-properties fo:color="#158466" loext:opacity="100%" style:font-name="Awami Nastaliq" fo:font-size="18pt" officeooo:rsid="0015e090" fo:background-color="transparent" loext:char-shading-value="0" style:font-size-asian="18pt" style:font-name-complex="Awami Nastaliq OT" style:font-size-complex="18pt" style:language-complex="ar" style:country-complex="BH"/>
    </style:style>
    <style:style style:name="T89" style:family="text">
      <style:text-properties fo:color="#158466" loext:opacity="100%" style:font-name="Awami Nastaliq" fo:font-size="18pt" officeooo:rsid="0019a688" fo:background-color="transparent" loext:char-shading-value="0" style:font-size-asian="18pt" style:font-name-complex="Awami Nastaliq OT" style:font-size-complex="18pt" style:language-complex="fa" style:country-complex="IR"/>
    </style:style>
    <style:style style:name="T90" style:family="text">
      <style:text-properties style:use-window-font-color="true" loext:opacity="0%" style:font-name="Awami Nastaliq" fo:font-size="18pt" officeooo:rsid="0019a688" fo:background-color="transparent" loext:char-shading-value="0" style:font-size-asian="18pt" style:font-name-complex="Awami Nastaliq OT" style:font-size-complex="18pt" style:language-complex="fa" style:country-complex="IR"/>
    </style:style>
    <style:style style:name="T91" style:family="text">
      <style:text-properties fo:color="#158466" loext:opacity="100%" style:font-name="Awami Nastaliq" fo:font-size="18pt" officeooo:rsid="00169ef6" fo:background-color="transparent" loext:char-shading-value="0" style:font-size-asian="18pt" style:font-name-complex="Awami Nastaliq OT" style:font-size-complex="18pt" style:language-complex="fa" style:country-complex="IR"/>
    </style:style>
    <style:style style:name="T92" style:family="text">
      <style:text-properties fo:color="#158466" loext:opacity="100%" style:font-name="Awami Nastaliq" fo:font-size="18pt" officeooo:rsid="0007a71e" fo:background-color="transparent" loext:char-shading-value="0" style:font-size-asian="18pt" style:font-name-complex="Awami Nastaliq OT" style:font-size-complex="18pt" style:language-complex="ar" style:country-complex="BH"/>
    </style:style>
    <style:style style:name="T93" style:family="text">
      <style:text-properties fo:color="#158466" loext:opacity="100%" style:font-name="Awami Nastaliq" fo:font-size="18pt" officeooo:rsid="0019a688" fo:background-color="transparent" loext:char-shading-value="0" style:font-size-asian="18pt" style:font-name-complex="Awami Nastaliq OT" style:font-size-complex="18pt" style:language-complex="ar" style:country-complex="BH"/>
    </style:style>
    <style:style style:name="T94" style:family="text">
      <style:text-properties fo:color="#158466" loext:opacity="100%" style:font-name="Awami Nastaliq" fo:font-size="18pt" officeooo:rsid="00169ef6" fo:background-color="transparent" loext:char-shading-value="0" style:font-size-asian="18pt" style:font-name-complex="Awami Nastaliq OT" style:font-size-complex="18pt" style:language-complex="ar" style:country-complex="BH"/>
    </style:style>
    <style:style style:name="T95" style:family="text">
      <style:text-properties style:use-window-font-color="true" loext:opacity="0%" style:font-name="Awami Nastaliq" fo:font-size="18pt" officeooo:rsid="00169ef6" fo:background-color="transparent" loext:char-shading-value="0" style:font-size-asian="18pt" style:font-name-complex="Awami Nastaliq OT" style:font-size-complex="18pt" style:language-complex="ar" style:country-complex="BH"/>
    </style:style>
    <style:style style:name="T96" style:family="text">
      <style:text-properties fo:color="#158466" loext:opacity="100%" style:font-name="Awami Nastaliq" fo:font-size="18pt" officeooo:rsid="00531286" fo:background-color="transparent" loext:char-shading-value="0" style:font-size-asian="18pt" style:font-name-complex="Awami Nastaliq OT" style:font-size-complex="18pt" style:language-complex="ar" style:country-complex="BH"/>
    </style:style>
    <style:style style:name="T97" style:family="text">
      <style:text-properties fo:color="#158466" loext:opacity="100%" style:font-name="Arial" fo:font-size="18pt" officeooo:rsid="00515948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98" style:family="text">
      <style:text-properties fo:color="#158466" loext:opacity="100%" style:font-name="Arial" fo:font-size="18pt" officeooo:rsid="004d20bd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99" style:family="text">
      <style:text-properties style:use-window-font-color="true" loext:opacity="0%" style:font-name="Arial" fo:font-size="18pt" officeooo:rsid="004d20bd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00" style:family="text">
      <style:text-properties style:use-window-font-color="true" loext:opacity="0%" style:font-name="Awami Nastaliq" fo:font-size="18pt" officeooo:rsid="00169ef6" fo:background-color="transparent" loext:char-shading-value="0" style:font-name-asian="Scheherazade" style:font-size-asian="18pt" style:font-name-complex="Awami Nastaliq OT" style:font-size-complex="18pt" style:language-complex="ar" style:country-complex="BH"/>
    </style:style>
    <style:style style:name="T101" style:family="text">
      <style:text-properties fo:color="#158466" loext:opacity="100%" style:font-name="Awami Nastaliq" fo:font-size="18pt" officeooo:rsid="00531286" fo:background-color="transparent" loext:char-shading-value="0" style:font-name-asian="Scheherazade" style:font-size-asian="18pt" style:font-name-complex="Awami Nastaliq OT" style:font-size-complex="18pt" style:language-complex="ar" style:country-complex="BH"/>
    </style:style>
    <style:style style:name="T102" style:family="text">
      <style:text-properties fo:color="#158466" loext:opacity="100%" style:font-name="Arial" fo:font-size="18pt" officeooo:rsid="00546142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03" style:family="text">
      <style:text-properties fo:color="#158466" loext:opacity="100%" style:font-name="Awami Nastaliq OT" fo:font-size="18pt" officeooo:rsid="0056399a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04" style:family="text">
      <style:text-properties fo:color="#158466" loext:opacity="100%" style:font-name="Arial" fo:font-size="18pt" officeooo:rsid="004b3fd6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05" style:family="text">
      <style:text-properties style:use-window-font-color="true" loext:opacity="0%" style:font-name="Arial" fo:font-size="18pt" officeooo:rsid="004b3fd6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06" style:family="text">
      <style:text-properties fo:color="#158466" loext:opacity="100%" style:font-name="Arial" fo:font-size="18pt" officeooo:rsid="0059c239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07" style:family="text">
      <style:text-properties fo:color="#800080" loext:opacity="100%" style:font-name="Arial" fo:font-size="18pt" officeooo:rsid="004d20bd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08" style:family="text">
      <style:text-properties fo:color="#800080" loext:opacity="100%" style:font-name="Arial" fo:font-size="18pt" officeooo:rsid="00598a42" fo:background-color="transparent" loext:char-shading-value="0" style:font-name-asian="Scheherazade" style:font-size-asian="18pt" style:font-name-complex="Awami Nastaliq OT" style:font-size-complex="18pt" style:language-complex="fa" style:country-complex="IR"/>
    </style:style>
    <style:style style:name="T109" style:family="text">
      <style:text-properties fo:color="#158466" loext:opacity="100%" style:font-name="Arial" fo:font-size="15pt" fo:font-weight="normal" officeooo:rsid="008bfdc1" fo:background-color="transparent" loext:char-shading-value="0" style:font-name-asian="Scheherazade" style:font-size-asian="15pt" style:font-weight-asian="normal" style:font-name-complex="Awami Nastaliq OT" style:font-size-complex="15pt" style:language-complex="ur" style:country-complex="PK" style:font-weight-complex="normal"/>
    </style:style>
    <style:style style:name="T110" style:family="text">
      <style:text-properties fo:color="#158466" loext:opacity="100%" style:font-name="Arial" fo:font-size="18pt" fo:font-weight="normal" officeooo:rsid="008bfdc1" fo:background-color="transparent" loext:char-shading-value="0" style:font-name-asian="Scheherazade" style:font-size-asian="18pt" style:font-weight-asian="normal" style:font-name-complex="Awami Nastaliq OT" style:font-size-complex="18pt" style:language-complex="ur" style:country-complex="PK" style:font-weight-complex="normal"/>
    </style:style>
    <style:style style:name="T111" style:family="text">
      <style:text-properties fo:color="#158466" loext:opacity="100%" style:font-name="Awami Nastaliq OT" fo:font-size="18pt" fo:font-weight="normal" officeooo:rsid="00024582" fo:background-color="transparent" loext:char-shading-value="0" style:font-name-asian="Scheherazade" style:font-size-asian="18pt" style:font-weight-asian="normal" style:font-name-complex="Awami Nastaliq OT" style:font-size-complex="18pt" style:language-complex="ur" style:country-complex="PK" style:font-weight-complex="normal"/>
    </style:style>
    <style:style style:name="T112" style:family="text">
      <style:text-properties officeooo:rsid="001a14fc"/>
    </style:style>
    <style:style style:name="T113" style:family="text">
      <style:text-properties fo:color="#ff0000" loext:opacity="100%"/>
    </style:style>
    <style:style style:name="T114" style:family="text">
      <style:text-properties fo:color="#158466" loext:opacity="100%" officeooo:rsid="001a14fc"/>
    </style:style>
    <style:style style:name="T115" style:family="text">
      <style:text-properties fo:color="#158466" loext:opacity="100%" officeooo:rsid="001eaeee"/>
    </style:style>
    <style:style style:name="T116" style:family="text">
      <style:text-properties fo:color="#800080" loext:opacity="100%" officeooo:rsid="0022880b"/>
    </style:style>
    <style:style style:name="T117" style:family="text">
      <style:text-properties fo:color="#800080" loext:opacity="100%" officeooo:rsid="0021bacd"/>
    </style:style>
    <style:style style:name="T118" style:family="text">
      <style:text-properties officeooo:rsid="0021bacd"/>
    </style:style>
    <style:style style:name="T119" style:family="text">
      <style:text-properties fo:color="#158466" loext:opacity="100%" officeooo:rsid="001a0cf7"/>
    </style:style>
    <style:style style:name="T120" style:family="text">
      <style:text-properties fo:color="#158466" loext:opacity="100%" officeooo:rsid="0023cf6a"/>
    </style:style>
    <style:style style:name="T121" style:family="text">
      <style:text-properties fo:color="#ff8000" loext:opacity="100%"/>
    </style:style>
    <style:style style:name="T122" style:family="text">
      <style:text-properties fo:color="#ff8000" loext:opacity="100%" style:font-name="Awami Nastaliq OT" officeooo:rsid="00432013" style:language-complex="fa" style:country-complex="IR"/>
    </style:style>
    <style:style style:name="T123" style:family="text">
      <style:text-properties fo:color="#ff8000" loext:opacity="100%" style:font-name="Awami Nastaliq OT" style:language-complex="fa" style:country-complex="IR"/>
    </style:style>
    <style:style style:name="T124" style:family="text">
      <style:text-properties fo:color="#ff8000" loext:opacity="100%" style:font-name="Awami Nastaliq OT" fo:font-size="11pt" style:font-size-asian="11pt" style:font-size-complex="11pt" style:language-complex="fa" style:country-complex="IR"/>
    </style:style>
    <style:style style:name="T125" style:family="text">
      <style:text-properties fo:color="#800080" loext:opacity="100%" officeooo:rsid="002ab0bf"/>
    </style:style>
    <style:style style:name="T126" style:family="text">
      <style:text-properties fo:color="#800080" loext:opacity="100%"/>
    </style:style>
    <style:style style:name="T127" style:family="text">
      <style:text-properties fo:color="#158466" loext:opacity="100%" officeooo:rsid="002ab0bf"/>
    </style:style>
    <style:style style:name="T128" style:family="text">
      <style:text-properties fo:color="#158466" loext:opacity="100%" officeooo:rsid="0029a3ad"/>
    </style:style>
    <style:style style:name="T129" style:family="text">
      <style:text-properties officeooo:rsid="0039651b"/>
    </style:style>
    <style:style style:name="T130" style:family="text">
      <style:text-properties fo:color="#158466" loext:opacity="100%" style:font-name="Awami Nastaliq OT" style:language-complex="ur" style:country-complex="PK"/>
    </style:style>
    <style:style style:name="T131" style:family="text">
      <style:text-properties style:font-name="Awami Nastaliq OT" style:language-complex="ur" style:country-complex="PK"/>
    </style:style>
    <style:style style:name="T132" style:family="text">
      <style:text-properties fo:color="#158466" loext:opacity="100%" style:font-name="Awami Nastaliq OT" officeooo:rsid="003c397b" style:language-complex="ur" style:country-complex="PK"/>
    </style:style>
    <style:style style:name="T133" style:family="text">
      <style:text-properties fo:color="#158466" loext:opacity="100%" style:font-name="Arial" officeooo:rsid="004d20bd" style:font-name-asian="Scheherazade" style:language-complex="fa" style:country-complex="IR"/>
    </style:style>
    <style:style style:name="T134" style:family="text">
      <style:text-properties fo:color="#ff0000" loext:opacity="100%" style:font-name="Arial" officeooo:rsid="004d20bd" style:font-name-asian="Scheherazade" style:language-complex="fa" style:country-complex="IR"/>
    </style:style>
    <style:style style:name="T135" style:family="text">
      <style:text-properties style:font-name="Arial" style:font-name-asian="Scheherazade" style:language-complex="fa" style:country-complex="IR"/>
    </style:style>
    <style:style style:name="T136" style:family="text">
      <style:text-properties fo:color="#158466" loext:opacity="100%" officeooo:rsid="003c397b"/>
    </style:style>
    <style:style style:name="T137" style:family="text">
      <style:text-properties fo:color="#158466" loext:opacity="100%" officeooo:rsid="003ee32b"/>
    </style:style>
    <style:style style:name="T138" style:family="text">
      <style:text-properties fo:color="#158466" loext:opacity="100%" officeooo:rsid="003f0bf6"/>
    </style:style>
    <style:style style:name="T139" style:family="text">
      <style:text-properties style:font-name="Awami Nastaliq OT" officeooo:rsid="003b3065" style:language-complex="ur" style:country-complex="PK"/>
    </style:style>
    <style:style style:name="T140" style:family="text">
      <style:text-properties fo:color="#158466" loext:opacity="100%" style:font-name="Arial" fo:font-size="15pt" fo:font-weight="normal" officeooo:rsid="008bfdc1" style:font-name-asian="Scheherazade" style:font-size-asian="15pt" style:font-weight-asian="normal" style:font-size-complex="15pt" style:language-complex="ur" style:country-complex="PK" style:font-weight-complex="normal"/>
    </style:style>
    <style:style style:name="T141" style:family="text">
      <style:text-properties style:use-window-font-color="true" loext:opacity="0%" officeooo:rsid="00a108be"/>
    </style:style>
    <style:style style:name="T142" style:family="text">
      <style:text-properties style:use-window-font-color="true" loext:opacity="0%" officeooo:rsid="00777f0c"/>
    </style:style>
    <style:style style:name="T143" style:family="text">
      <style:text-properties style:use-window-font-color="true" loext:opacity="0%" style:font-name="Awami Nastaliq OT" officeooo:rsid="003b3065" style:language-complex="ur" style:country-complex="PK"/>
    </style:style>
    <style:style style:name="T144" style:family="text">
      <style:text-properties fo:color="#158466" loext:opacity="100%" style:font-name="Awami Nastaliq OT" officeooo:rsid="00432013"/>
    </style:style>
    <style:style style:name="T145" style:family="text">
      <style:text-properties fo:color="#158466" loext:opacity="100%" style:font-name="Awami Nastaliq OT" officeooo:rsid="004a72bd"/>
    </style:style>
    <style:style style:name="T146" style:family="text">
      <style:text-properties style:use-window-font-color="true" loext:opacity="0%" style:font-name="Awami Nastaliq OT" officeooo:rsid="004a72bd"/>
    </style:style>
    <style:style style:name="T147" style:family="text">
      <style:text-properties style:font-name="Awami Nastaliq OT" officeooo:rsid="004a72bd"/>
    </style:style>
    <style:style style:name="T148" style:family="text">
      <style:text-properties style:font-name="Awami Nastaliq OT" officeooo:rsid="004a6e1f"/>
    </style:style>
    <style:style style:name="T149" style:family="text">
      <style:text-properties fo:color="#158466" loext:opacity="100%" style:font-name="Awami Nastaliq OT" officeooo:rsid="0044ae51"/>
    </style:style>
    <style:style style:name="T150" style:family="text">
      <style:text-properties style:use-window-font-color="true" loext:opacity="0%" style:font-name="Awami Nastaliq OT" officeooo:rsid="0044ae51"/>
    </style:style>
    <style:style style:name="T151" style:family="text">
      <style:text-properties style:font-name="Awami Nastaliq OT" officeooo:rsid="0044ae51"/>
    </style:style>
    <style:style style:name="T152" style:family="text">
      <style:text-properties fo:color="#158466" loext:opacity="100%" style:font-name="Awami Nastaliq OT" officeooo:rsid="004a6e1f"/>
    </style:style>
    <style:style style:name="T153" style:family="text">
      <style:text-properties fo:color="#158466" loext:opacity="100%" officeooo:rsid="00432013"/>
    </style:style>
    <style:style style:name="T154" style:family="text">
      <style:text-properties fo:color="#158466" loext:opacity="100%" officeooo:rsid="004a72bd"/>
    </style:style>
    <style:style style:name="T155" style:family="text">
      <style:text-properties fo:color="#158466" loext:opacity="100%" officeooo:rsid="004a6e1f"/>
    </style:style>
    <style:style style:name="T156" style:family="text">
      <style:text-properties fo:color="#158466" loext:opacity="100%" style:font-name="Arial" officeooo:rsid="004d20bd" style:font-name-asian="Scheherazade" style:language-complex="ur" style:country-complex="PK"/>
    </style:style>
    <style:style style:name="T157" style:family="text">
      <style:text-properties style:font-name="Arial" officeooo:rsid="006933a9" style:font-name-asian="Scheherazade" style:language-complex="ur" style:country-complex="PK"/>
    </style:style>
    <style:style style:name="T158" style:family="text">
      <style:text-properties fo:color="#158466" loext:opacity="100%" style:font-name="Arial" officeooo:rsid="006933a9" style:font-name-asian="Scheherazade" style:language-complex="ur" style:country-complex="PK"/>
    </style:style>
    <style:style style:name="T159" style:family="text">
      <style:text-properties style:font-name-asian="Scheherazade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ODO: <text:s text:c="2"/></text:span><text:span text:style-name="T2"><text:s text:c="3"/></text:span></text:p>
      <text:p text:style-name="P2"><text:span text:style-name="T3">مستحق <text:s/></text:span><text:span text:style-name="T4"><text:s text:c="8"/></text:span><text:span text:style-name="T3">منتخب</text:span><text:span text:style-name="T4"> <text:s text:c="3"/>آیٔ</text:span><text:span text:style-name="T5">یں</text:span><text:span text:style-name="T4"> <text:s text:c="3"/></text:span><text:span text:style-name="T6">نت</text:span><text:span text:style-name="T7">خا</text:span><text:span text:style-name="T8"> <text:s text:c="3"/></text:span><text:span text:style-name="T7">قتی <text:s text:c="2"/></text:span></text:p>
      <text:p text:style-name="P3">دنئاتئ <text:s text:c="2"/><text:span text:style-name="T9"><text:s text:c="4"/></text:span></text:p>
      <text:p text:style-name="P4"><text:span text:style-name="T10"/></text:p>
      <text:p text:style-name="P5">UPPER</text:p>
      <text:p text:style-name="P6"><text:span text:style-name="T11">beh+beh </text:span><text:span text:style-name="T12">–</text:span><text:span text:style-name="T11"> </text:span><text:span text:style-name="T13">تنگما <text:s/></text:span><text:span text:style-name="T14"><text:s text:c="2"/></text:span><text:span text:style-name="T15">تن</text:span><text:span text:style-name="T16">ِ</text:span><text:span text:style-name="T17">ل</text:span><text:span text:style-name="T15">ما <text:s text:c="2"/></text:span><text:span text:style-name="T18">تنین <text:s text:c="3"/></text:span><text:span text:style-name="T19"><text:s text:c="2"/></text:span><text:span text:style-name="T20">تن٘ین <text:s text:c="3"/></text:span><text:span text:style-name="T21"><text:s text:c="2"/></text:span><text:span text:style-name="T6">نت</text:span><text:span text:style-name="T22">خا <text:s/></text:span><text:span text:style-name="T6"><text:s/>انتقال <text:s text:c="2"/></text:span></text:p>
      <text:p text:style-name="P7"><text:span text:style-name="T23">ا</text:span><text:span text:style-name="T24">ت</text:span><text:span text:style-name="T23">بر <text:s/></text:span><text:span text:style-name="T25"><text:s text:c="2"/></text:span><text:span text:style-name="T26">ان</text:span><text:span text:style-name="T27">ی</text:span><text:span text:style-name="T28">گ</text:span><text:span text:style-name="T25">ج </text:span></text:p>
      <text:p text:style-name="P8"><text:span text:style-name="T29">beh+ka</text:span><text:span text:style-name="T30">f - S+K</text:span><text:span text:style-name="T31"> </text:span><text:span text:style-name="T32">–</text:span><text:span text:style-name="T4"> <text:s/>تکمیل <text:s text:c="5"/></text:span><text:span text:style-name="T33">ث</text:span><text:span text:style-name="T4">کمیل <text:s text:c="5"/></text:span></text:p>
      <text:p text:style-name="P9"><text:span text:style-name="T34">beh+alt-ka</text:span><text:span text:style-name="T35">f - S+K</text:span> <text:span text:style-name="T36">–</text:span> <text:span text:style-name="T37">ا</text:span><text:span text:style-name="T38">ث</text:span><text:span text:style-name="T39">کا</text:span><text:span text:style-name="T40"> <text:s/></text:span><text:span text:style-name="T41">ا</text:span><text:span text:style-name="T42">ن</text:span><text:span text:style-name="T40">کا</text:span></text:p>
      <text:p text:style-name="P10"><text:span text:style-name="T34">beh+beh+kaf </text:span><text:span text:style-name="T36">–</text:span> <text:s/><text:span text:style-name="T43">قتیکہ</text:span></text:p>
      <text:p text:style-name="P11">beh+lam - <text:span text:style-name="T44"><text:s/></text:span><text:span text:style-name="T45">عقل</text:span></text:p>
      <text:p text:style-name="P12">jeem + qaf - <text:span text:style-name="T46"><text:s/></text:span><text:span text:style-name="T47">جق</text:span><text:span text:style-name="T46"> <text:s text:c="2"/></text:span></text:p>
      <text:p text:style-name="P13"><text:soft-page-break/>jeem + beh - <text:s/><text:span text:style-name="T48">جنرل <text:s text:c="2"/>ختم <text:s text:c="2"/>بچئو</text:span><text:span text:style-name="T49"> <text:s/></text:span><text:span text:style-name="T48"><text:s/>بچ</text:span><text:span text:style-name="T49">ث</text:span><text:span text:style-name="T50">ض <text:s text:c="2"/></text:span><text:span text:style-name="T51">س</text:span><text:span text:style-name="T48">جن</text:span><text:span text:style-name="T51">ر <text:s text:c="3"/></text:span><text:span text:style-name="T6">حتر <text:s text:c="3"/>مختا <text:s/></text:span><text:span text:style-name="T52">ث</text:span><text:span text:style-name="T53">ختا</text:span><text:span text:style-name="T6"> <text:s text:c="3"/></text:span><text:span text:style-name="T54">ختییا</text:span></text:p>
      <text:p text:style-name="P14">feh – <text:s/><text:span text:style-name="T47">فنفی <text:s/>ف</text:span><text:span text:style-name="T55">ث</text:span><text:span text:style-name="T47">فی <text:s/></text:span><text:span text:style-name="T56"><text:s/>فتا <text:s text:c="2"/></text:span><text:span text:style-name="T57">قکھول <text:s/></text:span><text:span text:style-name="T58">قک</text:span><text:span text:style-name="T59"> </text:span></text:p>
      <text:p text:style-name="P15"><text:span text:style-name="T60">seen</text:span> <text:span text:style-name="T61"><text:s/>– </text:span><text:s/><text:span text:style-name="T62">اݜٹا <text:s text:c="2"/></text:span><text:span text:style-name="T63">مݜئجی</text:span></text:p>
      <text:p text:style-name="P16"><text:span text:style-name="T64">tah</text:span> – <text:s/><text:span text:style-name="T5">انتظا <text:s text:c="4"/></text:span><text:span text:style-name="T65">تنظیمی <text:s text:c="5"/>تنظیمو <text:s text:c="2"/></text:span><text:span text:style-name="T66">انتظ</text:span></text:p>
      <text:p text:style-name="P17">LOWER</text:p>
      <text:p text:style-name="P18"><text:span text:style-name="T67">beh+beh</text:span><text:span text:style-name="T68"> </text:span><text:span text:style-name="T69">–</text:span><text:span text:style-name="T70"> <text:s/></text:span><text:span text:style-name="T71">پپب</text:span><text:span text:style-name="T72"> <text:s text:c="2"/></text:span><text:span text:style-name="T71">ییب</text:span><text:span text:style-name="T72"> <text:s/>ببب <text:s/></text:span><text:span text:style-name="T73">ث</text:span><text:span text:style-name="T72">یب</text:span><text:span text:style-name="T74"><text:line-break/></text:span><text:span text:style-name="T14">رزِیپا <text:s/></text:span><text:span text:style-name="T75">پیکھہ </text:span><text:span text:style-name="T76">بی</text:span><text:span text:style-name="T75">کھہ</text:span><text:span text:style-name="T77"> <text:s/></text:span><text:span text:style-name="T14">بین <text:s text:c="2"/></text:span><text:span text:style-name="T5">یٔیں</text:span><text:span text:style-name="T74"> <text:s text:c="2"/></text:span><text:span text:style-name="T14">ب</text:span><text:span text:style-name="T78">ب</text:span><text:span text:style-name="T14">ن</text:span><text:span text:style-name="T74"> <text:s text:c="2"/></text:span><text:span text:style-name="T15">بیُو</text:span><text:span text:style-name="T79"> </text:span><text:span text:style-name="T80">پی</text:span><text:span text:style-name="T15">گما</text:span><text:span text:style-name="T79"> </text:span><text:span text:style-name="T14">خپیر</text:span><text:span text:style-name="T74"> <text:s text:c="3"/></text:span><text:span text:style-name="T81">ر</text:span><text:span text:style-name="T80">پی</text:span><text:span text:style-name="T15">گم</text:span><text:span text:style-name="T79"> <text:s text:c="4"/></text:span><text:span text:style-name="T14">اپیُو <text:s/></text:span><text:span text:style-name="T82">پینجی </text:span><text:span text:style-name="T83"><text:s text:c="2"/></text:span><text:span text:style-name="T84">ایبر</text:span><text:span text:style-name="T70"> <text:s text:c="2"/></text:span><text:span text:style-name="T84">اپبر</text:span><text:span text:style-name="T70"> <text:s/></text:span><text:span text:style-name="T84">وپبر</text:span><text:span text:style-name="T70"> <text:s/></text:span><text:span text:style-name="T85">اپیز</text:span><text:span text:style-name="T21"> <text:s/></text:span><text:span text:style-name="T85"><text:s text:c="2"/></text:span><text:span text:style-name="T86">بینن</text:span></text:p>
      <text:p text:style-name="P19"><text:span text:style-name="T87">S+K – </text:span><text:span text:style-name="T88">ا</text:span><text:span text:style-name="T89">بین</text:span><text:span text:style-name="T90"> <text:s text:c="2"/></text:span><text:span text:style-name="T91">ا</text:span><text:span text:style-name="T92">پی</text:span><text:span text:style-name="T93">گ</text:span><text:span text:style-name="T94">ج</text:span><text:span text:style-name="T95"> <text:s/></text:span><text:span text:style-name="T96">ا</text:span><text:span text:style-name="T97">ی</text:span><text:span text:style-name="T98">پتسمہ</text:span><text:span text:style-name="T99"> <text:s/></text:span><text:span text:style-name="T100"><text:s/></text:span><text:span text:style-name="T101">ا</text:span><text:span text:style-name="T102">ب</text:span><text:span text:style-name="T98">پتسمہ</text:span><text:span text:style-name="T99"> <text:s/></text:span><text:span text:style-name="T103">ا</text:span><text:span text:style-name="T104">پبش</text:span><text:span text:style-name="T105"> <text:s text:c="2"/></text:span><text:span text:style-name="T106">بِپہُو</text:span><text:span text:style-name="T105"> </text:span><text:span text:style-name="T107">اَ</text:span><text:span text:style-name="T108">پپ</text:span><text:span text:style-name="T107">ہُو</text:span><text:span text:style-name="T98"> <text:s/></text:span><text:span text:style-name="T109">بیما <text:s/></text:span><text:span text:style-name="T110"><text:s/>ایٔیو <text:s text:c="2"/></text:span><text:span text:style-name="T111"><text:s text:c="3"/>ڇھپین <text:s text:c="2"/>څھپین </text:span></text:p>
      <text:p text:style-name="P20">beh <text:span text:style-name="T112">+beh</text:span>+ jeem - <text:span text:style-name="T113"><text:s/></text:span><text:span text:style-name="T13">بپج ییج </text:span><text:span text:style-name="T114"><text:s/>بیڄ</text:span><text:span text:style-name="T13"> <text:s/></text:span><text:span text:style-name="T115">پی</text:span><text:span text:style-name="T114">ڇ <text:s/></text:span><text:span text:style-name="T115">یپ</text:span><text:span text:style-name="T114">چ</text:span> <text:s/><text:span text:style-name="T116">پپ</text:span><text:span text:style-name="T117">ݮ</text:span> <text:s text:c="6"/><text:span text:style-name="T112">ج ڃ</text:span> <text:span text:style-name="T112">ڄ</text:span> <text:span text:style-name="T112">چ ڇ </text:span><text:span text:style-name="T118">ݮ</text:span></text:p>
      <text:p text:style-name="P21">S+K - <text:span text:style-name="T119">ابپج <text:s text:c="2"/></text:span><text:span text:style-name="T120">ا</text:span><text:span text:style-name="T119">ییج </text:span></text:p>
      <text:p text:style-name="P22">beh +feh + jeem – <text:span text:style-name="T121">پ</text:span><text:span text:style-name="T122">ڥ</text:span><text:span text:style-name="T123">ج </text:span><text:span text:style-name="T124">(low priority)</text:span></text:p>
      <text:p text:style-name="P23">beh+jeem+jeem – <text:span text:style-name="T125">ا</text:span><text:span text:style-name="T126">یڇج</text:span> <text:s text:c="4"/><text:span text:style-name="T127">ا</text:span><text:span text:style-name="T13">یڃج</text:span> <text:s text:c="3"/><text:span text:style-name="T127">ا</text:span><text:span text:style-name="T128">م</text:span><text:span text:style-name="T13">جڇ</text:span> <text:s text:c="3"/><text:span text:style-name="T127">ا</text:span><text:span text:style-name="T128">پ</text:span><text:span text:style-name="T13">چڇ</text:span> </text:p>
      <text:p text:style-name="P24"><text:soft-page-break/>beh+<text:span text:style-name="T129">kaf</text:span>+<text:span text:style-name="T129">heh-do</text:span> – <text:s text:c="2"/><text:span text:style-name="T130">دیکھہ</text:span><text:span text:style-name="T131"> <text:s text:c="2"/></text:span><text:span text:style-name="T130">دی</text:span><text:span text:style-name="T132">ل</text:span><text:span text:style-name="T130">ھہ</text:span></text:p>
      <text:p text:style-name="P25">beh+lam - <text:s/><text:span text:style-name="T133">ایل</text:span><text:span text:style-name="T134"> <text:s text:c="2"/></text:span><text:span text:style-name="T44">ا</text:span><text:span text:style-name="T135">م</text:span><text:span text:style-name="T44">یل </text:span></text:p>
      <text:p text:style-name="P26">beh + heh-goal – <text:span text:style-name="T136">ا</text:span><text:span text:style-name="T13">یہ</text:span><text:span text:style-name="T137">ل <text:s/></text:span><text:span text:style-name="T138">ابہی</text:span><text:span text:style-name="T137">ل</text:span></text:p>
      <text:p text:style-name="P27">jeem + beh <text:span text:style-name="T139">–</text:span> <text:s/><text:span text:style-name="T48">جنرل <text:s text:c="3"/>بچئو</text:span><text:span text:style-name="T49"> <text:s/></text:span><text:span text:style-name="T48"><text:s/>بچ</text:span><text:span text:style-name="T49">ث</text:span><text:span text:style-name="T50">ض <text:s/></text:span><text:span text:style-name="T140">جیں</text:span></text:p>
      <text:p text:style-name="P28"><text:span text:style-name="T141">f</text:span><text:span text:style-name="T142">eh </text:span><text:span text:style-name="T143">– </text:span><text:span text:style-name="T144">ا</text:span><text:span text:style-name="T145">ڥھ</text:span><text:span text:style-name="T146"> <text:s/></text:span><text:span text:style-name="T144">ا</text:span><text:span text:style-name="T145">ڥھم</text:span><text:span text:style-name="T147"> </text:span><text:span text:style-name="T148"><text:s text:c="3"/></text:span><text:span text:style-name="T144">اڥ</text:span><text:span text:style-name="T149">حل</text:span><text:span text:style-name="T150"> </text:span><text:span text:style-name="T151"><text:line-break/></text:span><text:span text:style-name="T150"> </text:span><text:span text:style-name="T144">ا</text:span><text:span text:style-name="T145">ڥہ</text:span><text:span text:style-name="T152">ل</text:span><text:span text:style-name="T148"> </text:span><text:span text:style-name="T151"><text:s/></text:span><text:span text:style-name="T144">اڥبتث</text:span></text:p>
      <text:p text:style-name="P29">S+K - <text:s/><text:span text:style-name="T153">ا</text:span><text:span text:style-name="T154">ڥھم <text:s/></text:span><text:span text:style-name="T153">ا</text:span><text:span text:style-name="T154">ڥہ</text:span><text:span text:style-name="T155">ل</text:span></text:p>
      <text:p text:style-name="P30">heh-goal - <text:s/><text:span text:style-name="T156">ہَلی <text:s text:c="3"/></text:span><text:span text:style-name="T157">سہلی</text:span><text:span text:style-name="T158"> <text:s text:c="3"/></text:span><text:span text:style-name="T6">ہیں</text:span></text:p>
      <text:p text:style-name="P29"/>
      <text:p text:style-name="P31"><text:span text:style-name="T15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6T17:33:53.630094900</meta:creation-date>
    <dc:date>2025-11-06T17:04:27.752013100</dc:date>
    <meta:editing-duration>P2DT23H8M52S</meta:editing-duration>
    <meta:editing-cycles>141</meta:editing-cycles>
    <meta:generator>LibreOffice/25.2.6.2$Windows_X86_64 LibreOffice_project/729c5bfe710f5eb71ed3bbde9e06a6065e9c6c5d</meta:generator>
    <meta:document-statistic meta:table-count="0" meta:image-count="0" meta:object-count="0" meta:page-count="3" meta:paragraph-count="29" meta:word-count="165" meta:character-count="1051" meta:non-whitespace-character-count="674"/>
  </office:meta>
</office:document-meta>
</file>